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in" svg:height="3.5453in" svg:x="5.4091in" svg:y="0.0626in">
            <draw:object draw:notify-on-update-of-ranges="Sheet1.A1:Sheet1.A1 Sheet1.A2:Sheet1.A15 Sheet1.B1:Sheet1.B1 Sheet1.B2:Sheet1.B15 Sheet1.A1:Sheet1.A1 Sheet1.A2:Sheet1.A15 Sheet1.C1:Sheet1.C1 Sheet1.C2:Sheet1.C15 Sheet1.A1:Sheet1.A1 Sheet1.A2:Sheet1.A15 Sheet1.D1:Sheet1.D1 Sheet1.D2:Sheet1.D15 Sheet1.A1:Sheet1.A1 Sheet1.A2:Sheet1.A15 Sheet1.E1:Sheet1.E1 Sheet1.E2:Sheet1.E15 Sheet1.A1:Sheet1.A1 Sheet1.A2:Sheet1.A15 Sheet1.F1:Sheet1.F1 Sheet1.F2:Sheet1.F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trace1</text:p>
          </table:table-cell>
          <table:table-cell office:value-type="string">
            <text:p>trace2</text:p>
          </table:table-cell>
          <table:table-cell office:value-type="string">
            <text:p>trace3</text:p>
          </table:table-cell>
          <table:table-cell office:value-type="string">
            <text:p>trace4</text:p>
          </table:table-cell>
          <table:table-cell office:value-type="string">
            <text:p>trace5</text:p>
          </table:table-cell>
        </table:table-row>
        <table:table-row table:style-name="ro1">
          <table:table-cell table:formula="of:=ROW()+5" office:value-type="float" office:value="7">
            <text:p>7</text:p>
          </table:table-cell>
          <table:table-cell office:value-type="float" office:value="0.500782">
            <text:p>0.500782</text:p>
          </table:table-cell>
          <table:table-cell office:value-type="float" office:value="0.578012">
            <text:p>0.578012</text:p>
          </table:table-cell>
          <table:table-cell office:value-type="float" office:value="0.882168">
            <text:p>0.882168</text:p>
          </table:table-cell>
          <table:table-cell office:value-type="float" office:value="0.10839">
            <text:p>0.10839</text:p>
          </table:table-cell>
          <table:table-cell office:value-type="float" office:value="0.49622">
            <text:p>0.49622</text:p>
          </table:table-cell>
        </table:table-row>
        <table:table-row table:style-name="ro1">
          <table:table-cell table:formula="of:=ROW()+5" office:value-type="float" office:value="8">
            <text:p>8</text:p>
          </table:table-cell>
          <table:table-cell office:value-type="float" office:value="0.459043">
            <text:p>0.459043</text:p>
          </table:table-cell>
          <table:table-cell office:value-type="float" office:value="0.15457">
            <text:p>0.15457</text:p>
          </table:table-cell>
          <table:table-cell office:value-type="float" office:value="0.851888">
            <text:p>0.851888</text:p>
          </table:table-cell>
          <table:table-cell office:value-type="float" office:value="0.102393">
            <text:p>0.102393</text:p>
          </table:table-cell>
          <table:table-cell office:value-type="float" office:value="0.463084">
            <text:p>0.463084</text:p>
          </table:table-cell>
        </table:table-row>
        <table:table-row table:style-name="ro1">
          <table:table-cell table:formula="of:=ROW()+5" office:value-type="float" office:value="9">
            <text:p>9</text:p>
          </table:table-cell>
          <table:table-cell office:value-type="float" office:value="0.385309">
            <text:p>0.385309</text:p>
          </table:table-cell>
          <table:table-cell office:value-type="float" office:value="0.150413">
            <text:p>0.150413</text:p>
          </table:table-cell>
          <table:table-cell office:value-type="float" office:value="0.816585">
            <text:p>0.816585</text:p>
          </table:table-cell>
          <table:table-cell office:value-type="float" office:value="0.025963">
            <text:p>0.025963</text:p>
          </table:table-cell>
          <table:table-cell office:value-type="float" office:value="0.419494">
            <text:p>0.419494</text:p>
          </table:table-cell>
        </table:table-row>
        <table:table-row table:style-name="ro1">
          <table:table-cell table:formula="of:=ROW()+5" office:value-type="float" office:value="10">
            <text:p>10</text:p>
          </table:table-cell>
          <table:table-cell office:value-type="float" office:value="0.349224">
            <text:p>0.349224</text:p>
          </table:table-cell>
          <table:table-cell office:value-type="float" office:value="0.057025">
            <text:p>0.057025</text:p>
          </table:table-cell>
          <table:table-cell office:value-type="float" office:value="0.72753">
            <text:p>0.72753</text:p>
          </table:table-cell>
          <table:table-cell office:value-type="float" office:value="0.002363">
            <text:p>0.002363</text:p>
          </table:table-cell>
          <table:table-cell office:value-type="float" office:value="0.371125">
            <text:p>0.371125</text:p>
          </table:table-cell>
        </table:table-row>
        <table:table-row table:style-name="ro1">
          <table:table-cell table:formula="of:=ROW()+5" office:value-type="float" office:value="11">
            <text:p>11</text:p>
          </table:table-cell>
          <table:table-cell office:value-type="float" office:value="0.280266">
            <text:p>0.280266</text:p>
          </table:table-cell>
          <table:table-cell office:value-type="float" office:value="0.012404">
            <text:p>0.012404</text:p>
          </table:table-cell>
          <table:table-cell office:value-type="float" office:value="0.594617">
            <text:p>0.594617</text:p>
          </table:table-cell>
          <table:table-cell office:value-type="float" office:value="0.002295">
            <text:p>0.002295</text:p>
          </table:table-cell>
          <table:table-cell office:value-type="float" office:value="0.30429">
            <text:p>0.30429</text:p>
          </table:table-cell>
        </table:table-row>
        <table:table-row table:style-name="ro1">
          <table:table-cell table:formula="of:=ROW()+5" office:value-type="float" office:value="12">
            <text:p>12</text:p>
          </table:table-cell>
          <table:table-cell office:value-type="float" office:value="0.252532">
            <text:p>0.252532</text:p>
          </table:table-cell>
          <table:table-cell office:value-type="float" office:value="0.005064">
            <text:p>0.005064</text:p>
          </table:table-cell>
          <table:table-cell office:value-type="float" office:value="0.433913">
            <text:p>0.433913</text:p>
          </table:table-cell>
          <table:table-cell office:value-type="float" office:value="0.002015">
            <text:p>0.002015</text:p>
          </table:table-cell>
          <table:table-cell office:value-type="float" office:value="0.217075">
            <text:p>0.217075</text:p>
          </table:table-cell>
        </table:table-row>
        <table:table-row table:style-name="ro1">
          <table:table-cell table:formula="of:=ROW()+5" office:value-type="float" office:value="13">
            <text:p>13</text:p>
          </table:table-cell>
          <table:table-cell office:value-type="float" office:value="0.177192">
            <text:p>0.177192</text:p>
          </table:table-cell>
          <table:table-cell office:value-type="float" office:value="0.003639">
            <text:p>0.003639</text:p>
          </table:table-cell>
          <table:table-cell office:value-type="float" office:value="0.336729">
            <text:p>0.336729</text:p>
          </table:table-cell>
          <table:table-cell office:value-type="float" office:value="0.001703">
            <text:p>0.001703</text:p>
          </table:table-cell>
          <table:table-cell office:value-type="float" office:value="0.161687">
            <text:p>0.161687</text:p>
          </table:table-cell>
        </table:table-row>
        <table:table-row table:style-name="ro1">
          <table:table-cell table:formula="of:=ROW()+5" office:value-type="float" office:value="14">
            <text:p>14</text:p>
          </table:table-cell>
          <table:table-cell office:value-type="float" office:value="0.128536">
            <text:p>0.128536</text:p>
          </table:table-cell>
          <table:table-cell office:value-type="float" office:value="0.002653">
            <text:p>0.002653</text:p>
          </table:table-cell>
          <table:table-cell office:value-type="float" office:value="0.243432">
            <text:p>0.243432</text:p>
          </table:table-cell>
          <table:table-cell office:value-type="float" office:value="0.001484">
            <text:p>0.001484</text:p>
          </table:table-cell>
          <table:table-cell office:value-type="float" office:value="0.093728">
            <text:p>0.093728</text:p>
          </table:table-cell>
        </table:table-row>
        <table:table-row table:style-name="ro1">
          <table:table-cell table:formula="of:=ROW()+5" office:value-type="float" office:value="15">
            <text:p>15</text:p>
          </table:table-cell>
          <table:table-cell office:value-type="float" office:value="0.082236">
            <text:p>0.082236</text:p>
          </table:table-cell>
          <table:table-cell office:value-type="float" office:value="0.002168">
            <text:p>0.002168</text:p>
          </table:table-cell>
          <table:table-cell office:value-type="float" office:value="0.159003">
            <text:p>0.159003</text:p>
          </table:table-cell>
          <table:table-cell office:value-type="float" office:value="0.001329">
            <text:p>0.001329</text:p>
          </table:table-cell>
          <table:table-cell office:value-type="float" office:value="0.065631">
            <text:p>0.065631</text:p>
          </table:table-cell>
        </table:table-row>
        <table:table-row table:style-name="ro1">
          <table:table-cell table:formula="of:=ROW()+5" office:value-type="float" office:value="16">
            <text:p>16</text:p>
          </table:table-cell>
          <table:table-cell office:value-type="float" office:value="0.066859">
            <text:p>0.066859</text:p>
          </table:table-cell>
          <table:table-cell office:value-type="float" office:value="0.00213">
            <text:p>0.00213</text:p>
          </table:table-cell>
          <table:table-cell office:value-type="float" office:value="0.050214">
            <text:p>0.050214</text:p>
          </table:table-cell>
          <table:table-cell office:value-type="float" office:value="0.001292">
            <text:p>0.001292</text:p>
          </table:table-cell>
          <table:table-cell office:value-type="float" office:value="0.040911">
            <text:p>0.040911</text:p>
          </table:table-cell>
        </table:table-row>
        <table:table-row table:style-name="ro1">
          <table:table-cell table:formula="of:=ROW()+5" office:value-type="float" office:value="17">
            <text:p>17</text:p>
          </table:table-cell>
          <table:table-cell office:value-type="float" office:value="0.05476">
            <text:p>0.05476</text:p>
          </table:table-cell>
          <table:table-cell office:value-type="float" office:value="0.00213">
            <text:p>0.00213</text:p>
          </table:table-cell>
          <table:table-cell office:value-type="float" office:value="0.009178">
            <text:p>0.009178</text:p>
          </table:table-cell>
          <table:table-cell office:value-type="float" office:value="0.00128">
            <text:p>0.00128</text:p>
          </table:table-cell>
          <table:table-cell office:value-type="float" office:value="0.019198">
            <text:p>0.019198</text:p>
          </table:table-cell>
        </table:table-row>
        <table:table-row table:style-name="ro1">
          <table:table-cell table:formula="of:=ROW()+5" office:value-type="float" office:value="18">
            <text:p>18</text:p>
          </table:table-cell>
          <table:table-cell office:value-type="float" office:value="0.05129">
            <text:p>0.05129</text:p>
          </table:table-cell>
          <table:table-cell office:value-type="float" office:value="0.002091">
            <text:p>0.002091</text:p>
          </table:table-cell>
          <table:table-cell office:value-type="float" office:value="0.004105">
            <text:p>0.004105</text:p>
          </table:table-cell>
          <table:table-cell office:value-type="float" office:value="0.001264">
            <text:p>0.001264</text:p>
          </table:table-cell>
          <table:table-cell office:value-type="float" office:value="0.015466">
            <text:p>0.015466</text:p>
          </table:table-cell>
        </table:table-row>
        <table:table-row table:style-name="ro1">
          <table:table-cell table:formula="of:=ROW()+5" office:value-type="float" office:value="19">
            <text:p>19</text:p>
          </table:table-cell>
          <table:table-cell office:value-type="float" office:value="0.05129">
            <text:p>0.05129</text:p>
          </table:table-cell>
          <table:table-cell office:value-type="float" office:value="0.002082">
            <text:p>0.002082</text:p>
          </table:table-cell>
          <table:table-cell office:value-type="float" office:value="0.004105">
            <text:p>0.004105</text:p>
          </table:table-cell>
          <table:table-cell office:value-type="float" office:value="0.001264">
            <text:p>0.001264</text:p>
          </table:table-cell>
          <table:table-cell office:value-type="float" office:value="0.011639">
            <text:p>0.011639</text:p>
          </table:table-cell>
        </table:table-row>
        <table:table-row table:style-name="ro1">
          <table:table-cell table:formula="of:=ROW()+5" office:value-type="float" office:value="20">
            <text:p>20</text:p>
          </table:table-cell>
          <table:table-cell office:value-type="float" office:value="0.05129">
            <text:p>0.05129</text:p>
          </table:table-cell>
          <table:table-cell office:value-type="float" office:value="0.002082">
            <text:p>0.002082</text:p>
          </table:table-cell>
          <table:table-cell office:value-type="float" office:value="0.004105">
            <text:p>0.004105</text:p>
          </table:table-cell>
          <table:table-cell office:value-type="float" office:value="0.001264">
            <text:p>0.001264</text:p>
          </table:table-cell>
          <table:table-cell office:value-type="float" office:value="0.011391">
            <text:p>0.01139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Sprague</meta:initial-creator>
    <meta:creation-date>2013-09-11T14:08:39</meta:creation-date>
    <dc:date>2013-09-11T14:12:45</dc:date>
    <dc:creator>Brandon Sprague</dc:creator>
    <meta:editing-duration>P0D</meta:editing-duration>
    <meta:editing-cycles>1</meta:editing-cycles>
    <meta:document-statistic meta:table-count="3" meta:cell-count="9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01cm" svg:y="3.208cm" style:legend-expansion="high" chart:style-name="ch2"/>
        <chart:plot-area chart:style-name="ch3" table:cell-range-address="Sheet1.A1:Sheet1.F15" chart:data-source-has-labels="row" svg:x="0.769cm" svg:y="0.855cm" svg:width="12.294cm" svg:height="7.551cm">
          <chartooo:coordinate-region svg:x="1.497cm" svg:y="1.054cm" svg:width="11.379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series chart:style-name="ch7" chart:values-cell-range-address="Sheet1.C2:Sheet1.C15" chart:label-cell-address="Sheet1.C1:Sheet1.C1" chart:class="chart:scatter">
            <chart:data-point chart:repeated="14"/>
          </chart:series>
          <chart:series chart:style-name="ch8" chart:values-cell-range-address="Sheet1.D2:Sheet1.D15" chart:label-cell-address="Sheet1.D1:Sheet1.D1" chart:class="chart:scatter">
            <chart:data-point chart:repeated="14"/>
          </chart:series>
          <chart:series chart:style-name="ch9" chart:values-cell-range-address="Sheet1.E2:Sheet1.E15" chart:label-cell-address="Sheet1.E1:Sheet1.E1" chart:class="chart:scatter">
            <chart:data-point chart:repeated="14"/>
          </chart:series>
          <chart:series chart:style-name="ch10" chart:values-cell-range-address="Sheet1.F2:Sheet1.F15" chart:label-cell-address="Sheet1.F1:Sheet1.F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ce1</text:p>
                <draw:g>
                  <svg:desc>Sheet1.B1:Sheet1.B1</svg:desc>
                </draw:g>
              </table:table-cell>
              <table:table-cell office:value-type="string">
                <text:p>trace2</text:p>
                <draw:g>
                  <svg:desc>Sheet1.C1:Sheet1.C1</svg:desc>
                </draw:g>
              </table:table-cell>
              <table:table-cell office:value-type="string">
                <text:p>trace3</text:p>
                <draw:g>
                  <svg:desc>Sheet1.D1:Sheet1.D1</svg:desc>
                </draw:g>
              </table:table-cell>
              <table:table-cell office:value-type="string">
                <text:p>trace4</text:p>
                <draw:g>
                  <svg:desc>Sheet1.E1:Sheet1.E1</svg:desc>
                </draw:g>
              </table:table-cell>
              <table:table-cell office:value-type="string">
                <text:p>trace5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A2:Sheet1.A15</svg:desc>
                </draw:g>
              </table:table-cell>
              <table:table-cell office:value-type="float" office:value="0.500782">
                <text:p>0.500782</text:p>
                <draw:g>
                  <svg:desc>Sheet1.B2:Sheet1.B15</svg:desc>
                </draw:g>
              </table:table-cell>
              <table:table-cell office:value-type="float" office:value="0.578012">
                <text:p>0.578012</text:p>
                <draw:g>
                  <svg:desc>Sheet1.C2:Sheet1.C15</svg:desc>
                </draw:g>
              </table:table-cell>
              <table:table-cell office:value-type="float" office:value="0.882168">
                <text:p>0.882168</text:p>
                <draw:g>
                  <svg:desc>Sheet1.D2:Sheet1.D15</svg:desc>
                </draw:g>
              </table:table-cell>
              <table:table-cell office:value-type="float" office:value="0.10839">
                <text:p>0.10839</text:p>
                <draw:g>
                  <svg:desc>Sheet1.E2:Sheet1.E15</svg:desc>
                </draw:g>
              </table:table-cell>
              <table:table-cell office:value-type="float" office:value="0.49622">
                <text:p>0.49622</text:p>
                <draw:g>
                  <svg:desc>Sheet1.F2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459043">
                <text:p>0.459043</text:p>
              </table:table-cell>
              <table:table-cell office:value-type="float" office:value="0.15457">
                <text:p>0.15457</text:p>
              </table:table-cell>
              <table:table-cell office:value-type="float" office:value="0.851888">
                <text:p>0.851888</text:p>
              </table:table-cell>
              <table:table-cell office:value-type="float" office:value="0.102393">
                <text:p>0.102393</text:p>
              </table:table-cell>
              <table:table-cell office:value-type="float" office:value="0.463084">
                <text:p>0.463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385309">
                <text:p>0.385309</text:p>
              </table:table-cell>
              <table:table-cell office:value-type="float" office:value="0.150413">
                <text:p>0.150413</text:p>
              </table:table-cell>
              <table:table-cell office:value-type="float" office:value="0.816585">
                <text:p>0.816585</text:p>
              </table:table-cell>
              <table:table-cell office:value-type="float" office:value="0.025963">
                <text:p>0.025963</text:p>
              </table:table-cell>
              <table:table-cell office:value-type="float" office:value="0.419494">
                <text:p>0.419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349224">
                <text:p>0.349224</text:p>
              </table:table-cell>
              <table:table-cell office:value-type="float" office:value="0.057025">
                <text:p>0.057025</text:p>
              </table:table-cell>
              <table:table-cell office:value-type="float" office:value="0.72753">
                <text:p>0.72753</text:p>
              </table:table-cell>
              <table:table-cell office:value-type="float" office:value="0.002363">
                <text:p>0.002363</text:p>
              </table:table-cell>
              <table:table-cell office:value-type="float" office:value="0.371125">
                <text:p>0.371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280266">
                <text:p>0.280266</text:p>
              </table:table-cell>
              <table:table-cell office:value-type="float" office:value="0.012404">
                <text:p>0.012404</text:p>
              </table:table-cell>
              <table:table-cell office:value-type="float" office:value="0.594617">
                <text:p>0.594617</text:p>
              </table:table-cell>
              <table:table-cell office:value-type="float" office:value="0.002295">
                <text:p>0.002295</text:p>
              </table:table-cell>
              <table:table-cell office:value-type="float" office:value="0.30429">
                <text:p>0.30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252532">
                <text:p>0.252532</text:p>
              </table:table-cell>
              <table:table-cell office:value-type="float" office:value="0.005064">
                <text:p>0.005064</text:p>
              </table:table-cell>
              <table:table-cell office:value-type="float" office:value="0.433913">
                <text:p>0.433913</text:p>
              </table:table-cell>
              <table:table-cell office:value-type="float" office:value="0.002015">
                <text:p>0.002015</text:p>
              </table:table-cell>
              <table:table-cell office:value-type="float" office:value="0.217075">
                <text:p>0.217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177192">
                <text:p>0.177192</text:p>
              </table:table-cell>
              <table:table-cell office:value-type="float" office:value="0.003639">
                <text:p>0.003639</text:p>
              </table:table-cell>
              <table:table-cell office:value-type="float" office:value="0.336729">
                <text:p>0.336729</text:p>
              </table:table-cell>
              <table:table-cell office:value-type="float" office:value="0.001703">
                <text:p>0.001703</text:p>
              </table:table-cell>
              <table:table-cell office:value-type="float" office:value="0.161687">
                <text:p>0.161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128536">
                <text:p>0.128536</text:p>
              </table:table-cell>
              <table:table-cell office:value-type="float" office:value="0.002653">
                <text:p>0.002653</text:p>
              </table:table-cell>
              <table:table-cell office:value-type="float" office:value="0.243432">
                <text:p>0.243432</text:p>
              </table:table-cell>
              <table:table-cell office:value-type="float" office:value="0.001484">
                <text:p>0.001484</text:p>
              </table:table-cell>
              <table:table-cell office:value-type="float" office:value="0.093728">
                <text:p>0.093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0.082236">
                <text:p>0.082236</text:p>
              </table:table-cell>
              <table:table-cell office:value-type="float" office:value="0.002168">
                <text:p>0.002168</text:p>
              </table:table-cell>
              <table:table-cell office:value-type="float" office:value="0.159003">
                <text:p>0.159003</text:p>
              </table:table-cell>
              <table:table-cell office:value-type="float" office:value="0.001329">
                <text:p>0.001329</text:p>
              </table:table-cell>
              <table:table-cell office:value-type="float" office:value="0.065631">
                <text:p>0.0656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0.066859">
                <text:p>0.066859</text:p>
              </table:table-cell>
              <table:table-cell office:value-type="float" office:value="0.00213">
                <text:p>0.00213</text:p>
              </table:table-cell>
              <table:table-cell office:value-type="float" office:value="0.050214">
                <text:p>0.050214</text:p>
              </table:table-cell>
              <table:table-cell office:value-type="float" office:value="0.001292">
                <text:p>0.001292</text:p>
              </table:table-cell>
              <table:table-cell office:value-type="float" office:value="0.040911">
                <text:p>0.040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0.05476">
                <text:p>0.05476</text:p>
              </table:table-cell>
              <table:table-cell office:value-type="float" office:value="0.00213">
                <text:p>0.00213</text:p>
              </table:table-cell>
              <table:table-cell office:value-type="float" office:value="0.009178">
                <text:p>0.009178</text:p>
              </table:table-cell>
              <table:table-cell office:value-type="float" office:value="0.00128">
                <text:p>0.00128</text:p>
              </table:table-cell>
              <table:table-cell office:value-type="float" office:value="0.019198">
                <text:p>0.0191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0.05129">
                <text:p>0.05129</text:p>
              </table:table-cell>
              <table:table-cell office:value-type="float" office:value="0.002091">
                <text:p>0.002091</text:p>
              </table:table-cell>
              <table:table-cell office:value-type="float" office:value="0.004105">
                <text:p>0.004105</text:p>
              </table:table-cell>
              <table:table-cell office:value-type="float" office:value="0.001264">
                <text:p>0.001264</text:p>
              </table:table-cell>
              <table:table-cell office:value-type="float" office:value="0.015466">
                <text:p>0.015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0.05129">
                <text:p>0.05129</text:p>
              </table:table-cell>
              <table:table-cell office:value-type="float" office:value="0.002082">
                <text:p>0.002082</text:p>
              </table:table-cell>
              <table:table-cell office:value-type="float" office:value="0.004105">
                <text:p>0.004105</text:p>
              </table:table-cell>
              <table:table-cell office:value-type="float" office:value="0.001264">
                <text:p>0.001264</text:p>
              </table:table-cell>
              <table:table-cell office:value-type="float" office:value="0.011639">
                <text:p>0.011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0.05129">
                <text:p>0.05129</text:p>
              </table:table-cell>
              <table:table-cell office:value-type="float" office:value="0.002082">
                <text:p>0.002082</text:p>
              </table:table-cell>
              <table:table-cell office:value-type="float" office:value="0.004105">
                <text:p>0.004105</text:p>
              </table:table-cell>
              <table:table-cell office:value-type="float" office:value="0.001264">
                <text:p>0.001264</text:p>
              </table:table-cell>
              <table:table-cell office:value-type="float" office:value="0.011391">
                <text:p>0.011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